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A839F909252DF6EF5D.png" manifest:media-type="image/png"/>
  <manifest:file-entry manifest:full-path="Pictures/10000201000002C90000020A42700E7E36B13D66.png" manifest:media-type="image/png"/>
  <manifest:file-entry manifest:full-path="Pictures/10000201000000E900000034A99D076F30FA754A.png" manifest:media-type="image/png"/>
  <manifest:file-entry manifest:full-path="Pictures/10000201000000810000005D8CFCFE597CD0E767.png" manifest:media-type="image/png"/>
  <manifest:file-entry manifest:full-path="Pictures/10000201000000DF000000DFDEB0A4FC8E8F48C7.png" manifest:media-type="image/png"/>
  <manifest:file-entry manifest:full-path="Pictures/10000000000000F100000129F2949598BB990A9A.jpg" manifest:media-type="image/jpeg"/>
  <manifest:file-entry manifest:full-path="Pictures/10000201000000F1000000612110B586B82FF664.png" manifest:media-type="image/png"/>
  <manifest:file-entry manifest:full-path="Pictures/100002010000015A000000F071DEEB720E08B042.png" manifest:media-type="image/png"/>
  <manifest:file-entry manifest:full-path="Pictures/10000201000001B3000000EAB6FBF21C1123327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Text_20_body">
      <style:text-properties officeooo:rsid="039569a8" officeooo:paragraph-rsid="039569a8"/>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92d0fb"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c6b43" style:font-size-asian="10pt" style:font-size-complex="10pt"/>
    </style:style>
    <style:style style:name="T8" style:family="text">
      <style:text-properties officeooo:rsid="0393b1aa"/>
    </style:style>
    <style:style style:name="T9" style:family="text">
      <style:text-properties officeooo:rsid="039549e1"/>
    </style:style>
    <style:style style:name="T10" style:family="text">
      <style:text-properties style:font-name="Liberation Serif"/>
    </style:style>
    <style:style style:name="T11" style:family="text">
      <style:text-properties style:font-name="Liberation Serif" officeooo:rsid="039549e1"/>
    </style:style>
    <style:style style:name="T12" style:family="text">
      <style:text-properties officeooo:rsid="039569a8"/>
    </style:style>
    <style:style style:name="T13" style:family="text">
      <style:text-properties officeooo:rsid="039b30c9"/>
    </style:style>
    <style:style style:name="T14" style:family="text">
      <style:text-properties officeooo:rsid="039c6b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4 Editors - Compositor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4 Editors - Compositor Editor - Header - Add Menu - Layou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A99D076F30FA754A.png" xlink:type="simple" xlink:show="embed" xlink:actuate="onLoad" loext: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8CFCFE597CD0E767.png" xlink:type="simple" xlink:show="embed" xlink:actuate="onLoad" loext: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42700E7E36B13D66.png" xlink:type="simple" xlink:show="embed" xlink:actuate="onLoad" loext: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F2949598BB990A9A.jpg" xlink:type="simple" xlink:show="embed" xlink:actuate="onLoad" loext: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8">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9">you can</text:span> resize<text:span text:style-name="T9"> it</text:span> by dragging one of the edges.</text:p>
      <text:p text:style-name="Text_20_body">Once a node is placed in the Frame, the Frame shrinks around <text:span text:style-name="T9">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DEB0A4FC8E8F48C7.png" xlink:type="simple" xlink:show="embed" xlink:actuate="onLoad" loext:mime-type="image/png"/></draw:frame>This behavior can be changed by disabling the <text:span text:style-name="Emphasis">Shrink</text:span> option in the <text:span text:style-name="T9">Item tab in the </text:span>Properties <text:span text:style-name="T9">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2">Adds a reroute point that can be used to reroute connections</text:span>. <text:span text:style-name="T12">It allows just one input, but allows </text:span>multiple output connections.</text:p>
      <text:p text:style-name="Text_20_body"><text:span text:style-name="T10">To quickly add a Reroute node into an existing connection, hold </text:span><text:span text:style-name="Source_20_Text"><text:span text:style-name="T10">Shift</text:span></text:span><text:span text:style-name="T10"> and </text:span><text:span text:style-name="Source_20_Text"><text:span text:style-name="T10">Right Mouse</text:span></text:span><text:span text:style-name="Source_20_Text"><text:span text:style-name="T11"> and drag the mouse to cut through the link.</text:span></text:span><text:span text:style-name="T10"> </text:span><text:span text:style-name="T11">A new reroute node will be added.</text:span></text:p>
      <text:p text:style-name="Text_20_body"><draw:frame draw:style-name="fr3" draw:name="Bild150" text:anchor-type="paragraph" svg:x="8.197cm" svg:y="0.402cm" svg:width="7.37cm" svg:height="3.96cm" draw:z-index="2"><draw:image xlink:href="Pictures/100002010000015A000000F071DEEB720E08B042.png" xlink:type="simple" xlink:show="embed" xlink:actuate="onLoad" loext:mime-type="image/png"/><svg:title>../../../_images/composite_node_layout_reroute.png</svg:title></draw:frame><draw:frame draw:style-name="fr2" draw:name="Bild4" text:anchor-type="paragraph" svg:y="0.344cm" svg:width="7.37cm" svg:height="3.96cm" draw:z-index="6"><draw:image xlink:href="Pictures/10000201000001B3000000EAB6FBF21C1123327B.png" xlink:type="simple" xlink:show="embed" xlink:actuate="onLoad" loext: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39F909252DF6EF5D.png" xlink:type="simple" xlink:show="embed" xlink:actuate="onLoad" loext: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3">e, Rotate, Scale</text:span><text:bookmark-end text:name="__RefHeading___Toc7066_3958101099"/></text:h>
      <text:p text:style-name="P8"><draw:frame draw:style-name="fr1" draw:name="Bild6" text:anchor-type="paragraph" svg:y="-0.115cm" svg:width="4.08cm" svg:height="1.64cm" draw:z-index="8"><draw:image xlink:href="Pictures/10000201000000F1000000612110B586B82FF664.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6b43"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2d0fb"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4</text:span><text:span text:style-name="MT2"> Editors - C</text:span><text:span text:style-name="MT3">ompositor</text:span><text:span text:style-name="MT2"> Editor - Header - A</text:span><text:span text:style-name="MT6">dd</text:span><text:span text:style-name="MT2"> Menu</text:span><text:span text:style-name="MT7"> - L</text:span><text:span text:style-name="MT5">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4M7S</meta:editing-duration>
    <meta:editing-cycles>817</meta:editing-cycles>
    <meta:generator>LibreOffice/6.3.2.2$Windows_X86_64 LibreOffice_project/98b30e735bda24bc04ab42594c85f7fd8be07b9c</meta:generator>
    <dc:date>2020-04-02T09:57:34.007000000</dc:date>
    <meta:document-statistic meta:table-count="1" meta:image-count="9" meta:object-count="0" meta:page-count="2" meta:paragraph-count="30" meta:word-count="372" meta:character-count="1958" meta:non-whitespace-character-count="1613"/>
    <meta:template xlink:type="simple" xlink:actuate="onRequest" xlink:title="standard1cm" xlink:href="../../../AppData/Roaming/LibreOffice/4/user/template/standard1cm.ott" meta:date="2016-03-29T10:15:31.334000000"/>
  </office:meta>
</office:document-meta>
</file>